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oma" svg:font-family="Loma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Lom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6cm" svg:y="1.6cm" presentation:class="title" presentation:user-transformed="true">
          <draw:text-box>
            <text:p text:style-name="P1"><text:span text:style-name="T1">Projekt eBIP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2">Celem projektu jest stworzenie systemu eBIP (elektroniczny biuletyn informacji publicznej) umożliwiającego przeglądanie informacji publiczny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Zadani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zeglądanie instytucji</text:p>
              </text:list-item>
              <text:list-item>
                <text:p>Przeglądanie artykułów</text:p>
              </text:list-item>
              <text:list-item>
                <text:p>Dodawanie i edycja artykułów</text:p>
              </text:list-item>
              <text:list-item>
                <text:p>Edycja mikrodanych</text:p>
              </text:list-item>
              <text:list-item>
                <text:p>Edycja słownika klas RDF</text:p>
              </text:list-item>
              <text:list-item>
                <text:p>Interfejs Rest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chnolog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teorJS</text:p>
              </text:list-item>
              <text:list-item>
                <text:p>MongoDB</text:p>
              </text:list-item>
              <text:list-item>
                <text:p>ReactJS</text:p>
              </text:list-item>
              <text:list-item>
                <text:p>Bootstr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oma" svg:font-family="Loma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F" style:font-family-generic-asian="roman" style:font-size-asian="11pt" style:language-asian="ar" style:country-asian="SA" style:font-size-complex="11pt"/>
    </style:style>
    <style:style style:name="Nagłówek_20_1" style:display-name="Nagłówek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weight-complex="bold"/>
    </style:style>
    <style:style style:name="Nagłówek_20_2" style:display-name="Nagłówek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en" style:country-asian="US" style:font-weight-asian="bold" style:font-weight-complex="bold"/>
    </style:style>
    <style:style style:name="Nagłówek_20_3" style:display-name="Nagłówek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language-asian="en" style:country-asian="US" style:font-weight-asian="bold" style:font-weight-complex="bold"/>
    </style:style>
    <style:style style:name="Nagłówek_20_4" style:display-name="Nagłówek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font-style="italic" fo:font-weight="bold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Łącze_20_indeksu" style:display-name="Łącze indeksu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Intense_20_Emphasis" style:display-name="Intense Emphasis" style:family="graphic">
      <style:paragraph-properties style:text-autospace="none"/>
      <style:text-properties fo:color="#5b9bd5" fo:font-style="italic" style:font-style-asian="italic" style:font-style-complex="italic"/>
    </style:style>
    <style:style style:name="Nagłówek_20_4_20_Znak" style:display-name="Nagłówek 4 Znak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2_20_Znak" style:display-name="Nagłówek 2 Znak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Nagłówek_20_3_20_Znak" style:display-name="Nagłówek 3 Znak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Nagłówek_20_1_20_Znak" style:display-name="Nagłówek 1 Znak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F" style:font-family-generic-asian="roman" style:font-size-asian="11pt" style:language-asian="ar" style:country-asian="SA" style:font-size-complex="11pt"/>
    </style:style>
    <style:style style:name="Spis_20_treści_20_3" style:display-name="Spis treści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fo:font-size="11pt" style:font-size-asian="11pt" style:language-asian="en" style:country-asian="US" style:font-size-complex="11pt"/>
    </style:style>
    <style:style style:name="Spis_20_treści_20_2" style:display-name="Spis treści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fo:font-size="11pt" style:font-size-asian="11pt" style:language-asian="en" style:country-asian="US" style:font-size-complex="11pt"/>
    </style:style>
    <style:style style:name="Spis_20_treści_20_1" style:display-name="Spis treści 1" style:family="graphic">
      <style:paragraph-properties fo:margin-top="0cm" fo:margin-bottom="0.31cm" fo:line-height="115%" fo:text-align="start" style:text-autospace="none" style:writing-mode="lr-tb">
        <style:tab-stops>
          <style:tab-stop style:position="28.19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Indeks" style:family="graphic">
      <style:paragraph-properties fo:margin-top="0cm" fo:margin-bottom="0.623cm" fo:line-height="115%" fo:text-align="start" style:text-autospace="none" style:writing-mode="lr-tb"/>
      <style:text-properties style:font-name-asian="FreeSans" style:font-family-asian="FreeSans" style:font-family-generic-asian="swiss" style:font-size-asian="11pt" style:language-asian="en" style:country-asian="US"/>
    </style:style>
    <style:style style:name="Podpis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" style:font-family-asian="FreeSans" style:font-family-generic-asian="swiss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 style:font-size-asian="11pt" style:language-asian="en" style:country-asian="US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8:02:05.557226601</meta:creation-date>
    <dc:date>2016-05-16T09:32:31.026538096</dc:date>
    <meta:editing-duration>PT1H14M52S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